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16173" draw:opacity="50%" draw:textarea-horizontal-align="justify" draw:textarea-vertical-align="middle" draw:auto-grow-height="false" fo:min-height="3.56cm" fo:min-width="3.945cm"/>
    </style:style>
    <style:style style:name="gr2" style:family="graphic" style:parent-style-name="standard">
      <style:graphic-properties draw:fill-color="#b4c7dc" draw:opacity="50%" draw:textarea-horizontal-align="justify" draw:textarea-vertical-align="middle" draw:auto-grow-height="false" fo:min-height="2.925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84cm" fo:min-width="3.3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58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-color="#e16173" draw:opacity="50%"/>
      <style:paragraph-properties fo:text-align="center"/>
    </style:style>
    <style:style style:name="P2" style:family="paragraph">
      <loext:graphic-properties draw:fill-color="#b4c7dc" draw:opacity="50%"/>
      <style:paragraph-properties fo:text-align="center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81cm" svg:x="9.572cm" svg:y="5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3.175cm" svg:x="9.572cm" svg:y="1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0.952cm" svg:x="9.89cm" svg:y="9.255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27cm" svg:x="9.89cm" svg:y="7.35cm">
          <text:p text:style-name="P3"><text:span text:style-name="T1">Physical Memory 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234cm" svg:x="9.89cm" svg:y="5.445cm">
          <text:p text:style-name="P3"><text:span text:style-name="T1">Virtual Memory 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81cm" svg:height="0.953cm" svg:x="9.89cm" svg:y="3.857cm">
          <text:p text:style-name="P3"><text:span text:style-name="T1">LIB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0.952cm" svg:x="9.89cm" svg:y="2.27cm">
          <text:p text:style-name="P3"><text:span text:style-name="T1">User Program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73cm" svg:height="0.806cm" svg:x="14.017cm" svg:y="3.051cm">
          <draw:text-box>
            <text:p><text:span text:style-name="T2">Userspace</text:span></text:p>
          </draw:text-box>
        </draw:frame>
        <draw:frame draw:style-name="gr8" draw:text-style-name="P4" draw:layer="layout" svg:width="3.258cm" svg:height="0.806cm" svg:x="14.017cm" svg:y="6.544cm">
          <draw:text-box>
            <text:p><text:span text:style-name="T2">Kernelspace</text:span></text:p>
          </draw:text-box>
        </draw:frame>
        <draw:line draw:style-name="gr9" draw:text-style-name="P5" draw:layer="layout" svg:x1="11.16cm" svg:y1="9.255cm" svg:x2="11.16cm" svg:y2="8.62cm">
          <text:p/>
        </draw:line>
        <draw:line draw:style-name="gr9" draw:text-style-name="P5" draw:layer="layout" svg:x1="12.43cm" svg:y1="8.62cm" svg:x2="12.43cm" svg:y2="9.255cm">
          <text:p/>
        </draw:line>
        <draw:line draw:style-name="gr9" draw:text-style-name="P5" draw:layer="layout" svg:x1="11.16cm" svg:y1="7.35cm" svg:x2="11.16cm" svg:y2="6.715cm">
          <text:p/>
        </draw:line>
        <draw:line draw:style-name="gr9" draw:text-style-name="P5" draw:layer="layout" svg:x1="12.43cm" svg:y1="6.715cm" svg:x2="12.43cm" svg:y2="7.35cm">
          <text:p/>
        </draw:line>
        <draw:line draw:style-name="gr9" draw:text-style-name="P5" draw:layer="layout" svg:x1="11.16cm" svg:y1="5.445cm" svg:x2="11.16cm" svg:y2="4.81cm">
          <text:p/>
        </draw:line>
        <draw:line draw:style-name="gr9" draw:text-style-name="P5" draw:layer="layout" svg:x1="11.16cm" svg:y1="3.857cm" svg:x2="11.16cm" svg:y2="3.222cm">
          <text:p/>
        </draw:line>
        <draw:line draw:style-name="gr9" draw:text-style-name="P5" draw:layer="layout" svg:x1="12.43cm" svg:y1="4.81cm" svg:x2="12.43cm" svg:y2="5.445cm">
          <text:p/>
        </draw:line>
        <draw:line draw:style-name="gr9" draw:text-style-name="P5" draw:layer="layout" svg:x1="12.43cm" svg:y1="3.222cm" svg:x2="12.43cm" svg:y2="3.8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22:54:26.925543406</meta:creation-date>
    <dc:date>2022-03-29T23:16:27.655517693</dc:date>
    <meta:editing-duration>PT22M</meta:editing-duration>
    <meta:editing-cycles>3</meta:editing-cycles>
    <meta:generator>LibreOffice/7.2.3.2$Linux_X86_64 LibreOffice_project/20$Build-2</meta:generator>
    <meta:document-statistic meta:object-count="17"/>
  </office:meta>
</office:document-meta>
</file>